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Mangal1" svg:font-family="Mangal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Standard" style:list-style-name="L1"/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55cm" text:min-label-width="0.635cm"/>
      </text:list-level-style-number>
      <text:list-level-style-number text:level="2" text:style-name="Numbering_20_Symbols" style:num-suffix="." style:num-format="1">
        <style:list-level-properties text:space-before="2.025cm" text:min-label-width="0.635cm"/>
      </text:list-level-style-number>
      <text:list-level-style-number text:level="3" text:style-name="Numbering_20_Symbols" style:num-suffix="." style:num-format="1">
        <style:list-level-properties text:space-before="3.295cm" text:min-label-width="0.635cm"/>
      </text:list-level-style-number>
      <text:list-level-style-number text:level="4" text:style-name="Numbering_20_Symbols" style:num-suffix="." style:num-format="1">
        <style:list-level-properties text:space-before="4.565cm" text:min-label-width="0.635cm"/>
      </text:list-level-style-number>
      <text:list-level-style-number text:level="5" text:style-name="Numbering_20_Symbols" style:num-suffix="." style:num-format="1">
        <style:list-level-properties text:space-before="5.835cm" text:min-label-width="0.635cm"/>
      </text:list-level-style-number>
      <text:list-level-style-number text:level="6" text:style-name="Numbering_20_Symbols" style:num-suffix="." style:num-format="1">
        <style:list-level-properties text:space-before="7.105cm" text:min-label-width="0.635cm"/>
      </text:list-level-style-number>
      <text:list-level-style-number text:level="7" text:style-name="Numbering_20_Symbols" style:num-suffix="." style:num-format="1">
        <style:list-level-properties text:space-before="8.375cm" text:min-label-width="0.635cm"/>
      </text:list-level-style-number>
      <text:list-level-style-number text:level="8" text:style-name="Numbering_20_Symbols" style:num-suffix="." style:num-format="1">
        <style:list-level-properties text:space-before="9.645cm" text:min-label-width="0.635cm"/>
      </text:list-level-style-number>
      <text:list-level-style-number text:level="9" text:style-name="Numbering_20_Symbols" style:num-suffix="." style:num-format="1">
        <style:list-level-properties text:space-before="10.915cm" text:min-label-width="0.635cm"/>
      </text:list-level-style-number>
      <text:list-level-style-number text:level="10" text:style-name="Numbering_20_Symbols" style:num-suffix="." style:num-format="1">
        <style:list-level-properties text:space-before="12.18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C – D’Archivio Thibault et Bloquet Pierre</text:p>
      <text:p text:style-name="P7">Les Éboueurs de l’Espace</text:p>
      <text:p text:style-name="Standard"><text:span text:style-name="T1"/></text:p>
      <text:p text:style-name="P8">Descriptif fonctionnel</text:p>
      <text:p text:style-name="Text_20_body"/>
      <text:p text:style-name="Text_20_body"><text:tab/>Au démarrage, le programme charge les comptes des joueurs, les images du jeu, et l'écran principal s'affiche. Si des fichiers n'ont pas pu être chargés, le programme affiche un message d'erreur.</text:p>
      <text:p text:style-name="Text_20_body"/>
      <text:h text:style-name="Heading_20_1" text:outline-level="1">Écran principal</text:h>
      <text:p text:style-name="Standard"><text:tab/></text:p>
      <text:p text:style-name="Standard"><text:tab/>Il proposera 4 boutons</text:p>
      <text:p text:style-name="Standard"/>
      <text:list text:style-name="L1">
        <text:list-item>
          <text:p text:style-name="P6">Pour créer un compte</text:p>
        </text:list-item>
        <text:list-item>
          <text:p text:style-name="P6">Pour charger un compte</text:p>
        </text:list-item>
        <text:list-item>
          <text:p text:style-name="P6">Pour lancer l'éditeur</text:p>
        </text:list-item>
        <text:list-item>
          <text:p text:style-name="P6">Quitter le jeu</text:p>
        </text:list-item>
      </text:list>
      <text:p text:style-name="Standard"/>
      <text:p text:style-name="Standard">Si aucun compte n'a pu être chargé, le bouton de chargement est inactif.</text:p>
      <text:p text:style-name="Standard"/>
      <text:h text:style-name="Heading_20_1" text:outline-level="1">Gestion des Comptes</text:h>
      <text:p text:style-name="Text_20_body"><text:tab/></text:p>
      <text:p text:style-name="Text_20_body"><text:tab/>Un compte contient :</text:p>
      <text:list text:style-name="L2">
        <text:list-item>
          <text:p text:style-name="P1">Un nom</text:p>
        </text:list-item>
        <text:list-item>
          <text:p text:style-name="P1">Une progression</text:p>
        </text:list-item>
        <text:list-item>
          <text:p text:style-name="P1">Des scores</text:p>
        </text:list-item>
      </text:list>
      <text:p text:style-name="Text_20_body"/>
      <text:p text:style-name="Text_20_body"><text:tab/>Il sera possible de charger, mettre à jour, créer et de supprimer des comptes. Par souci de simplicité, le nombre sera limité à 6 maximum.</text:p>
      <text:p text:style-name="Text_20_body"><text:tab/>Les fichiers comptes seront stockés sous la forme de fichiers ayant pour titre le nom du compte et comme extension « .compte ».</text:p>
      <text:p text:style-name="Text_20_body"><text:tab/>A la création d'un compte, l'utilisateur devra saisir un nom<text:tab/>dans une limite fixée et dans une gamme de caractères autorisés. Ses scores et sa progression sont initialisés à 0.</text:p>
      <text:p text:style-name="Text_20_body"><text:tab/>La suppression d'un compte sera simplement la suppression du fichier correspondant.</text:p>
      <text:p text:style-name="Text_20_body"><text:tab/>Pour le chargement, le programme va inspecter le dossier « Compte », et il charge tous les fichiers avec l'extension « .compte ».</text:p>
      <text:p text:style-name="Text_20_body"><text:tab/>La mise à jour videra le fichier et réécrira l'intégralité du compte avec les valeurs <text:soft-page-break/>actualisées (nouveaux scores ou progression).</text:p>
      <text:p text:style-name="Text_20_body"/>
      <text:h text:style-name="Heading_20_1" text:outline-level="1">Gestion des Niveaux</text:h>
      <text:p text:style-name="Text_20_body"/>
      <text:p text:style-name="Text_20_body"><text:tab/>Un niveau contient :</text:p>
      <text:list text:style-name="L3">
        <text:list-item>
          <text:p text:style-name="P2">Un numéro</text:p>
        </text:list-item>
        <text:list-item>
          <text:p text:style-name="P2">Une liste de déchets à récupérer</text:p>
        </text:list-item>
        <text:list-item>
          <text:p text:style-name="P2">Une liste d'objets : obstacles, planètes</text:p>
        </text:list-item>
        <text:list-item>
          <text:p text:style-name="P2">Les nombres de sondes placables de chaque type</text:p>
        </text:list-item>
      </text:list>
      <text:p text:style-name="Text_20_body"/>
      <text:p text:style-name="Text_20_body"><text:tab/>Il sera possible de charger, créer et de supprimer des niveaux.</text:p>
      <text:p text:style-name="Text_20_body"><text:tab/>Les fichiers niveaux seront stockés sous la forme de fichiers ayant pour titre le numéro du niveau et comme extension « .niveau ».</text:p>
      <text:p text:style-name="Text_20_body"><text:tab/>Les niveaux pré-construits seront dans des fichiers (pas codés en dur) et ne seront pas supprimables.</text:p>
      <text:p text:style-name="Text_20_body"><text:tab/>La suppression d'un niveau sera simplement la suppression du fichier correspondant.</text:p>
      <text:p text:style-name="Text_20_body"><text:tab/>Pour le chargement, le programme va inspecter le dossier « Niveaux », et il charge tous les fichiers avec l'extension « .niveau».</text:p>
      <text:p text:style-name="Text_20_body"/>
      <text:h text:style-name="Heading_20_1" text:outline-level="1">Gestion de Partie</text:h>
      <text:p text:style-name="Text_20_body"/>
      <text:p text:style-name="Text_20_body"><text:tab/>Une partie a besoin de :</text:p>
      <text:list text:style-name="L5">
        <text:list-item>
          <text:p text:style-name="P3">Un niveau</text:p>
        </text:list-item>
        <text:list-item>
          <text:p text:style-name="P3">Un compte</text:p>
        </text:list-item>
      </text:list>
      <text:p text:style-name="Text_20_body"/>
      <text:p text:style-name="Text_20_body">Une partie doit charger le niveau choisi en mémoire.</text:p>
      <text:p text:style-name="Text_20_body">La partie est constamment dans une des 2 phases suivantes :</text:p>
      <text:list text:style-name="L6">
        <text:list-item>
          <text:p text:style-name="P4">Phase de placement</text:p>
        </text:list-item>
        <text:list-item>
          <text:p text:style-name="P4">Phase de déroulement</text:p>
        </text:list-item>
      </text:list>
      <text:p text:style-name="Text_20_body"/>
      <text:p text:style-name="Text_20_body">La partie commence dans la 1ère phase :</text:p>
      <text:p text:style-name="Text_20_body">Le joueur peut cliquer sur les icônes des sondes disponibles et les placer dans le niveau.</text:p>
      <text:p text:style-name="Text_20_body">Les nombres des sondes sont en quantité limitée pour chaque niveau.</text:p>
      <text:p text:style-name="Text_20_body">Tous les objets de la partie sont immobiles.</text:p>
      <text:p text:style-name="Text_20_body"/>
      <text:p text:style-name="Text_20_body"><text:soft-page-break/>Puis le joueur lance manuellement la phase de déroulement (en cliquant sur une icône).</text:p>
      <text:p text:style-name="Text_20_body">Il doit définir un vecteur de vitesse initiale au vaisseau à l'aide de la souris et le programme prend le relais.</text:p>
      <text:p text:style-name="Text_20_body">Dès lors, à chaque cycle le jeu :</text:p>
      <text:list text:style-name="L7">
        <text:list-item>
          <text:p text:style-name="P5">Calcule les nouvelles positions des objets mouvants</text:p>
        </text:list-item>
        <text:list-item>
          <text:p text:style-name="P5">Détecte, résous et génèrent les impulsions pour chacun des objets en collision.</text:p>
        </text:list-item>
        <text:list-item>
          <text:p text:style-name="P5">Détecte, comptabilise et marque comme à ne plus afficher les déchets sur lesquels passent le vaisseau.</text:p>
        </text:list-item>
        <text:list-item>
          <text:p text:style-name="P5">Vérifie la condition automatique de victoire ou le retour (automatique ou manuel) à la phase de placement.</text:p>
        </text:list-item>
      </text:list>
      <text:p text:style-name="Text_20_body"/>
      <text:p text:style-name="Text_20_body">La partie s’exécute jusqu'à la réussite ou l'abandon du joueur.</text:p>
      <text:p text:style-name="Text_20_body">En cas de réussite, le compte du joueur est mis à jour (éventuel nouveau record ou avancement de la progression).</text:p>
      <text:p text:style-name="Text_20_body"/>
      <text:h text:style-name="Heading_20_1" text:outline-level="1">Éditeur</text:h>
      <text:p text:style-name="Text_20_body"/>
      <text:p text:style-name="Text_20_body"><text:tab/>L'éditeur charge le niveau choisi. Il sera vide si c'est un nouveau niveau.</text:p>
      <text:p text:style-name="Text_20_body">Les objets du niveau seront affichés ainsi que les quotas de chaque sonde.</text:p>
      <text:p text:style-name="Text_20_body">Le joueur peut cliquer sur les icônes des objets disponibles et les placer dans le niveau.</text:p>
      <text:p text:style-name="Text_20_body">Il pourra également définir les quotas des sondes à utiliser dans le niveau.</text:p>
      <text:p text:style-name="Text_20_body">Il pourra à tout moment sauvegarder le niveau ou quitter l'éditeur sans sauvegarder et revenir au menu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Mangal1" svg:font-family="Mangal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6pt" fo:font-weight="bold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2-12-07T17:51:19.75</meta:creation-date>
    <meta:editing-duration>PT9M52S</meta:editing-duration>
    <meta:editing-cycles>2</meta:editing-cycles>
    <meta:generator>LibreOffice/3.6$Windows_x86 LibreOffice_project/58f22d5-270d05a-e2abed1-ea17a85-9b5702</meta:generator>
    <dc:date>2012-12-07T19:47:30.91</dc:date>
    <meta:document-statistic meta:table-count="0" meta:image-count="0" meta:object-count="0" meta:page-count="3" meta:paragraph-count="62" meta:word-count="635" meta:character-count="3686" meta:non-whitespace-character-count="3111"/>
  </office:meta>
</office:document-meta>
</file>